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Heading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1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Separador" style:data-style-name="N119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5" style:family="table-cell" style:parent-style-name="Separador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1" style:family="table-cell" style:parent-style-name="Heading" style:data-style-name="N119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>
      <style:text-properties fo:font-size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4"/>
        <table:table-column table:style-name="co2" table:default-cell-style-name="ce39"/>
        <table:table-column table:style-name="co3" table:default-cell-style-name="ce43"/>
        <table:table-column table:style-name="co4" table:default-cell-style-name="ce43"/>
        <table:table-column table:style-name="co5" table:default-cell-style-name="ce48"/>
        <table:table-column table:style-name="co6" table:default-cell-style-name="ce43"/>
        <table:table-column table:style-name="co7" table:default-cell-style-name="ce34"/>
        <table:table-column table:style-name="co8" table:default-cell-style-name="ce43"/>
        <table:table-column table:style-name="co9" table:default-cell-style-name="ce48"/>
        <table:table-column table:style-name="co10" table:number-columns-repeated="55" table:default-cell-style-name="ce57"/>
        <table:table-row table:style-name="ro1">
          <table:table-cell table:style-name="ce30" office:value-type="string" calcext:value-type="string">
            <text:p>pg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35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51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09-02" calcext:value-type="date">
            <text:p>02/09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0-01" calcext:value-type="date">
            <text:p>01/10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1-01" calcext:value-type="date">
            <text:p>01/11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2-02" calcext:value-type="date">
            <text:p>02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1-02" calcext:value-type="date">
            <text:p>02/01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2-03" calcext:value-type="date">
            <text:p>03/02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3-05" calcext:value-type="date">
            <text:p>05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4-02" calcext:value-type="date">
            <text:p>02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5-02" calcext:value-type="date">
            <text:p>02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6-03" calcext:value-type="date">
            <text:p>03/06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7-03" calcext:value-type="date">
            <text:p>03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8-04" calcext:value-type="date">
            <text:p>04/08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9-02" calcext:value-type="date">
            <text:p>02/09/2025</text:p>
          </table:table-cell>
          <table:table-cell table:style-name="ce52" table:formula="of:=[.C14]-[.F1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10-01" calcext:value-type="date">
            <text:p>01/10/2025</text:p>
          </table:table-cell>
          <table:table-cell table:style-name="ce52" table:formula="of:=[.C15]-[.F1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10-31" calcext:value-type="date">
            <text:p>31/10/2025</text:p>
          </table:table-cell>
          <table:table-cell table:style-name="ce36" office:value-type="string" calcext:value-type="string">
            <text:p>Mens. 10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11-03" calcext:value-type="date">
            <text:p>03/11/2025</text:p>
          </table:table-cell>
          <table:table-cell table:style-name="ce52" table:formula="of:=[.C16]-[.F16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2" table:number-columns-repeated="6"/>
          <table:table-cell table:style-name="ce49" office:value-type="string" calcext:value-type="string">
            <text:p>TOTAL</text:p>
          </table:table-cell>
          <table:table-cell table:style-name="ce53" table:formula="of:=SUM([.H2:.H16])" office:value-type="float" office:value="0" calcext:value-type="float">
            <text:p>-</text:p>
          </table:table-cell>
          <table:table-cell table:style-name="ce55"/>
          <table:table-cell table:number-columns-repeated="55"/>
        </table:table-row>
        <table:table-row table:style-name="ro2">
          <table:table-cell table:style-name="Default"/>
          <table:table-cell table:style-name="ce37"/>
          <table:table-cell table:style-name="ce42" table:number-columns-repeated="2"/>
          <table:table-cell table:style-name="ce47"/>
          <table:table-cell table:style-name="ce42"/>
          <table:table-cell table:style-name="ce50"/>
          <table:table-cell table:style-name="ce42"/>
          <table:table-cell table:style-name="ce56"/>
          <table:table-cell table:number-columns-repeated="55"/>
        </table:table-row>
        <table:table-row table:style-name="ro2">
          <table:table-cell table:style-name="ce33"/>
          <table:table-cell table:style-name="ce38"/>
          <table:table-cell table:number-columns-repeated="62"/>
        </table:table-row>
        <table:table-row table:style-name="ro3">
          <table:table-cell table:style-name="Default"/>
          <table:table-cell table:style-name="ce38"/>
          <table:table-cell table:number-columns-repeated="62"/>
        </table:table-row>
        <table:table-row table:style-name="ro3">
          <table:table-cell table:style-name="ce3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9">
      <number:text>-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date-style style:name="N123">
      <number:month number:style="long"/>
      <number:text>/</number:text>
      <number:year number:style="long"/>
    </number:date-style>
    <number:date-style style:name="N124">
      <number:day number:style="long"/>
      <number:text>. </number:text>
      <number:month number:textual="true"/>
    </number:dat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8">
      <number:text>R$-""""""""""""""""""""""""""""""""</number:text>
      <number:number number:decimal-places="0" number:min-decimal-places="0" number:min-integer-digits="0"/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/>
    </number:date-style>
    <number:date-style style:name="N136">
      <number:day number:style="long"/>
      <number:text>. </number:text>
      <number:month number:textual="true"/>
      <number:text> </number:text>
      <number:year/>
    </number:date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date-style style:name="N140">
      <number:month number:textual="true"/>
      <number:text> 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number-style style:name="N144P0" style:volatile="true">
      <number:text>R$""""""""""""""""""""""""""""""""""""""""""""""""""</number:text>
    </number:number-style>
    <number:number-style style:name="N144P1" style:volatile="true">
      <number:text>R$(""""""""""""""""""""""""""""""""""""""""""""""""""</number:text>
    </number:number-style>
    <number:number-style style:name="N144">
      <number:text>R$-""""""""""""""""""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number-style style:name="N147P0" style:volatile="true">
      <number:text>R$""""""""""""""""""""""""""""""""""""""""""""""""""</number:text>
    </number:number-style>
    <number:number-style style:name="N147">
      <style:text-properties fo:color="#ff0000"/>
      <number:text>(R$""""""""""""""""""""""""""""""""""""""""""""""""""</number:text>
      <style:map style:condition="value()&gt;=0" style:apply-style-name="N147P0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24">00/00/0000</text:date></text:span><text:span text:style-name="MT2"><text:s/>- </text:span><text:span text:style-name="MT2"><text:time style:data-style-name="N2" text:time-value="15:22:43.018096000">00:00:00</text:time></text:span><text:span text:style-name="MT2"><text:s/></text:span></text:p>
        </style:region-center>
        <style:region-right>
          <text:p><text:span text:style-name="MT4">André Ferreira Campos</text:span></text:p>
          <text:p><text:span text:style-name="MT2">Tel.: 97835-150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dré Ferreira Campos</text:span></text:p>
          <text:p>fc.comercial@bol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15:22:43.033857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4:59:29</meta:creation-date>
    <dc:date>2025-11-24T15:23:38.789898500</dc:date>
    <dc:language>pt-PT</dc:language>
    <meta:editing-cycles>679</meta:editing-cycles>
    <meta:editing-duration>P4DT6H49M24S</meta:editing-duration>
    <meta:print-date>2023-12-29T11:28:27.023000000</meta:print-date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